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none" fo:font-weight="normal" officeooo:rsid="01310dd1" officeooo:paragraph-rsid="0009c10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410e5" officeooo:paragraph-rsid="015410e5"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4f1c0" officeooo:paragraph-rsid="0154f1c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7dc10" officeooo:paragraph-rsid="0157dc1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9d644" officeooo:paragraph-rsid="0159d644"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bd0ef" officeooo:paragraph-rsid="015bd0ef"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5d2cbd" officeooo:paragraph-rsid="015d2cb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3cc06" officeooo:paragraph-rsid="0163cc0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5658c" officeooo:paragraph-rsid="0165658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678cb6" officeooo:paragraph-rsid="01678cb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15410e5" officeooo:paragraph-rsid="015410e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157bcf5" officeooo:paragraph-rsid="0154f1c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15b8982" officeooo:paragraph-rsid="0159d64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15c8ab9" officeooo:paragraph-rsid="015bd0e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officeooo:rsid="0172ac1a" officeooo:paragraph-rsid="0172ac1a"/>
    </style:style>
    <style:style style:name="P19" style:family="paragraph" style:parent-style-name="Standard">
      <style:paragraph-properties fo:text-align="start" style:justify-single-word="false"/>
      <style:text-properties officeooo:rsid="0176d9bc" officeooo:paragraph-rsid="0176d9bc"/>
    </style:style>
    <style:style style:name="P20" style:family="paragraph" style:parent-style-name="Standard">
      <style:paragraph-properties fo:text-align="start" style:justify-single-word="false"/>
      <style:text-properties officeooo:rsid="01784cec" officeooo:paragraph-rsid="017e992e"/>
    </style:style>
    <style:style style:name="P21" style:family="paragraph" style:parent-style-name="Standard">
      <style:paragraph-properties fo:text-align="start" style:justify-single-word="false"/>
      <style:text-properties officeooo:rsid="01784cec" officeooo:paragraph-rsid="0182e77a"/>
    </style:style>
    <style:style style:name="P22" style:family="paragraph" style:parent-style-name="Standard">
      <style:paragraph-properties fo:text-align="start" style:justify-single-word="false"/>
      <style:text-properties officeooo:rsid="01784cec" officeooo:paragraph-rsid="01886629"/>
    </style:style>
    <style:style style:name="P23" style:family="paragraph" style:parent-style-name="Standard">
      <style:paragraph-properties fo:text-align="start" style:justify-single-word="false" fo:break-before="page"/>
      <style:text-properties style:font-name="Times New Roman" fo:font-size="12pt" style:text-underline-style="solid" style:text-underline-width="auto" style:text-underline-color="font-color" fo:font-weight="normal" officeooo:rsid="0170af20" officeooo:paragraph-rsid="0170af20"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160e5a0" officeooo:paragraph-rsid="015d2cbd"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163cc06" officeooo:paragraph-rsid="0163cc0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167523e" officeooo:paragraph-rsid="0165658c" style:font-size-asian="12pt" style:font-weight-asian="normal" style:font-size-complex="12pt" style:font-weight-complex="normal"/>
    </style:style>
    <style:style style:name="P27" style:family="paragraph" style:parent-style-name="Standard" style:list-style-name="L1">
      <style:paragraph-properties fo:text-align="start" style:justify-single-word="false"/>
      <style:text-properties style:font-name="Times New Roman" fo:font-size="12pt" style:text-underline-style="none" fo:font-weight="normal" officeooo:rsid="0170af20" officeooo:paragraph-rsid="0170af2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normal" officeooo:rsid="0170af20" officeooo:paragraph-rsid="0170af20"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none" fo:font-weight="normal" officeooo:rsid="01745f80" officeooo:paragraph-rsid="0172ac1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style:text-underline-style="none" fo:font-weight="normal" officeooo:rsid="0176d9bc" officeooo:paragraph-rsid="0176d9bc"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style:text-underline-style="none" fo:font-weight="normal" officeooo:rsid="017ccc9e" officeooo:paragraph-rsid="017e992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style:text-underline-style="none" fo:font-weight="normal" officeooo:rsid="0181603f" officeooo:paragraph-rsid="0182e77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style:text-underline-style="none" fo:font-weight="normal" officeooo:rsid="0182e77a" officeooo:paragraph-rsid="0184093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style:text-underline-style="none" fo:font-weight="normal" officeooo:rsid="01840933" officeooo:paragraph-rsid="01855d6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2pt" style:text-underline-style="none" fo:font-weight="normal" officeooo:rsid="0187e9b4" officeooo:paragraph-rsid="01886629"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officeooo:paragraph-rsid="0191da40"/>
    </style:style>
    <style:style style:name="P37" style:family="paragraph" style:parent-style-name="Standard">
      <style:paragraph-properties fo:text-align="start" style:justify-single-word="false"/>
      <style:text-properties officeooo:paragraph-rsid="0193140a"/>
    </style:style>
    <style:style style:name="P38" style:family="paragraph" style:parent-style-name="Standard">
      <style:paragraph-properties fo:text-align="start" style:justify-single-word="false"/>
      <style:text-properties officeooo:paragraph-rsid="01948401"/>
    </style:style>
    <style:style style:name="P39" style:family="paragraph" style:parent-style-name="Standard">
      <style:paragraph-properties fo:text-align="start" style:justify-single-word="false"/>
      <style:text-properties officeooo:paragraph-rsid="01966aa8"/>
    </style:style>
    <style:style style:name="P40" style:family="paragraph" style:parent-style-name="Standard">
      <style:paragraph-properties fo:text-align="start" style:justify-single-word="false"/>
      <style:text-properties officeooo:paragraph-rsid="019741bd"/>
    </style:style>
    <style:style style:name="P41" style:family="paragraph" style:parent-style-name="Standard">
      <style:paragraph-properties fo:text-align="start" style:justify-single-word="false"/>
      <style:text-properties officeooo:paragraph-rsid="01981093"/>
    </style:style>
    <style:style style:name="P42" style:family="paragraph" style:parent-style-name="Standard">
      <style:paragraph-properties fo:text-align="start" style:justify-single-word="false"/>
      <style:text-properties officeooo:rsid="01784cec" officeooo:paragraph-rsid="018bdf8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156e4b7"/>
    </style:style>
    <style:style style:name="T4" style:family="text">
      <style:text-properties style:text-underline-style="none" officeooo:rsid="01570dcb"/>
    </style:style>
    <style:style style:name="T5" style:family="text">
      <style:text-properties style:text-underline-style="none" officeooo:rsid="0157bcf5"/>
    </style:style>
    <style:style style:name="T6" style:family="text">
      <style:text-properties style:text-underline-style="none" officeooo:rsid="015b8982"/>
    </style:style>
    <style:style style:name="T7" style:family="text">
      <style:text-properties style:text-underline-style="none" officeooo:rsid="015c8ab9"/>
    </style:style>
    <style:style style:name="T8" style:family="text">
      <style:text-properties style:text-underline-style="none" officeooo:rsid="015d4391"/>
    </style:style>
    <style:style style:name="T9" style:family="text">
      <style:text-properties style:text-underline-style="none" officeooo:rsid="015f36f3"/>
    </style:style>
    <style:style style:name="T10" style:family="text">
      <style:text-properties style:text-underline-style="none" officeooo:rsid="0160e5a0"/>
    </style:style>
    <style:style style:name="T11" style:family="text">
      <style:text-properties style:text-underline-style="none" officeooo:rsid="0167523e"/>
    </style:style>
    <style:style style:name="T12" style:family="text">
      <style:text-properties style:text-underline-style="none" officeooo:rsid="01690833"/>
    </style:style>
    <style:style style:name="T13" style:family="text">
      <style:text-properties style:text-underline-style="none" officeooo:rsid="016a1606"/>
    </style:style>
    <style:style style:name="T14" style:family="text">
      <style:text-properties style:text-underline-style="none" officeooo:rsid="016b4eb0"/>
    </style:style>
    <style:style style:name="T15" style:family="text">
      <style:text-properties style:text-underline-style="none" officeooo:rsid="016f1167"/>
    </style:style>
    <style:style style:name="T16" style:family="text">
      <style:text-properties style:font-name="Times New Roman" fo:font-size="12pt" style:text-underline-style="none" fo:font-weight="normal" style:font-size-asian="12pt" style:font-weight-asian="normal" style:font-size-complex="12pt" style:font-weight-complex="normal"/>
    </style:style>
    <style:style style:name="T17" style:family="text">
      <style:text-properties style:font-name="Times New Roman" fo:font-size="12pt" style:text-underline-style="none" fo:font-weight="normal" officeooo:rsid="0173eebe" style:font-size-asian="12pt" style:font-weight-asian="normal" style:font-size-complex="12pt" style:font-weight-complex="normal"/>
    </style:style>
    <style:style style:name="T18" style:family="text">
      <style:text-properties style:font-name="Times New Roman" fo:font-size="12pt" style:text-underline-style="none" fo:font-weight="normal" officeooo:rsid="01745f80" style:font-size-asian="12pt" style:font-weight-asian="normal" style:font-size-complex="12pt" style:font-weight-complex="normal"/>
    </style:style>
    <style:style style:name="T19" style:family="text">
      <style:text-properties style:font-name="Times New Roman" fo:font-size="12pt" style:text-underline-style="none" fo:font-weight="normal" officeooo:rsid="01761bc5" style:font-size-asian="12pt" style:font-weight-asian="normal" style:font-size-complex="12pt" style:font-weight-complex="normal"/>
    </style:style>
    <style:style style:name="T20" style:family="text">
      <style:text-properties style:font-name="Times New Roman" fo:font-size="12pt" style:text-underline-style="none" fo:font-weight="normal" officeooo:rsid="0177071d" style:font-size-asian="12pt" style:font-weight-asian="normal" style:font-size-complex="12pt" style:font-weight-complex="normal"/>
    </style:style>
    <style:style style:name="T21" style:family="text">
      <style:text-properties style:font-name="Times New Roman" fo:font-size="12pt" style:text-underline-style="none" fo:font-weight="normal" officeooo:rsid="01783a9d" style:font-size-asian="12pt" style:font-weight-asian="normal" style:font-size-complex="12pt" style:font-weight-complex="normal"/>
    </style:style>
    <style:style style:name="T22" style:family="text">
      <style:text-properties style:font-name="Times New Roman" fo:font-size="12pt" style:text-underline-style="none" fo:font-weight="normal" officeooo:rsid="017a2ef5" style:font-size-asian="12pt" style:font-weight-asian="normal" style:font-size-complex="12pt" style:font-weight-complex="normal"/>
    </style:style>
    <style:style style:name="T23" style:family="text">
      <style:text-properties style:font-name="Times New Roman" fo:font-size="12pt" style:text-underline-style="none" fo:font-weight="normal" officeooo:rsid="017a536f" style:font-size-asian="12pt" style:font-weight-asian="normal" style:font-size-complex="12pt" style:font-weight-complex="normal"/>
    </style:style>
    <style:style style:name="T24" style:family="text">
      <style:text-properties style:font-name="Times New Roman" fo:font-size="12pt" style:text-underline-style="none" fo:font-weight="normal" officeooo:rsid="017baa9e" style:font-size-asian="12pt" style:font-weight-asian="normal" style:font-size-complex="12pt" style:font-weight-complex="normal"/>
    </style:style>
    <style:style style:name="T25" style:family="text">
      <style:text-properties style:font-name="Times New Roman" fo:font-size="12pt" style:text-underline-style="none" fo:font-weight="normal" officeooo:rsid="017ccc9e" style:font-size-asian="12pt" style:font-weight-asian="normal" style:font-size-complex="12pt" style:font-weight-complex="normal"/>
    </style:style>
    <style:style style:name="T26" style:family="text">
      <style:text-properties style:font-name="Times New Roman" fo:font-size="12pt" style:text-underline-style="none" fo:font-weight="normal" officeooo:rsid="017e992e" style:font-size-asian="12pt" style:font-weight-asian="normal" style:font-size-complex="12pt" style:font-weight-complex="normal"/>
    </style:style>
    <style:style style:name="T27" style:family="text">
      <style:text-properties style:font-name="Times New Roman" fo:font-size="12pt" style:text-underline-style="none" fo:font-weight="normal" officeooo:rsid="01800e3f" style:font-size-asian="12pt" style:font-weight-asian="normal" style:font-size-complex="12pt" style:font-weight-complex="normal"/>
    </style:style>
    <style:style style:name="T28" style:family="text">
      <style:text-properties style:font-name="Times New Roman" fo:font-size="12pt" style:text-underline-style="none" fo:font-weight="normal" officeooo:rsid="0181603f" style:font-size-asian="12pt" style:font-weight-asian="normal" style:font-size-complex="12pt" style:font-weight-complex="normal"/>
    </style:style>
    <style:style style:name="T29" style:family="text">
      <style:text-properties style:font-name="Times New Roman" fo:font-size="12pt" style:text-underline-style="none" fo:font-weight="normal" officeooo:rsid="01855d62" style:font-size-asian="12pt" style:font-weight-asian="normal" style:font-size-complex="12pt" style:font-weight-complex="normal"/>
    </style:style>
    <style:style style:name="T30" style:family="text">
      <style:text-properties style:font-name="Times New Roman" fo:font-size="12pt" style:text-underline-style="none" fo:font-weight="normal" officeooo:rsid="018657ff"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186dd05"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18705a8"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187e9b4"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1886629"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188de13"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18a8969"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18bdf8f"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1784cec"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18d0151"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18edb66"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190b817"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191da40"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193140a"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1948401"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1966aa8"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19741bd"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1981093"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198313a"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e et histoire des peuples d’Europe de l’Est</text:p>
      <text:p text:style-name="P2"/>
      <text:p text:style-name="P2"/>
      <text:p text:style-name="P3">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4"/>
      <text:p text:style-name="P4"/>
      <text:p text:style-name="P5">L’Union fait force</text:p>
      <text:p text:style-name="P14"/>
      <text:p text:style-name="P6"><text:span text:style-name="T1">La Bulgarie est un pays Balkanique orthodoxe, </text:span><text:span text:style-name="T3">il a subit le joug Ottoman pendant cinq siècles. </text:span><text:span text:style-name="T4">Situé aux bords de la mer noir, frontalier avec la Grèce, la Turquie, la Serbie, la Roumanie et la Macédoine. </text:span><text:span text:style-name="T5">Sa capitale est Sofia.</text:span></text:p>
      <text:p text:style-name="P15"/>
      <text:p text:style-name="P15"/>
      <text:p text:style-name="P7"><text:span text:style-name="T5">L</text:span><text:span text:style-name="T1">a Bulgarie a souscrit à l’UE et à l’OTAN, en même temps que la Roumanie en 2004 et 2007.</text:span></text:p>
      <text:p text:style-name="P8"><text:span text:style-name="T1">Le peuple Bulgare est un peuple nomade des steppes proche des Khazars. </text:span><text:span text:style-name="T6">En se sédentarisant par la suite au VIIème siècle, a été un créer un État Bulgare.</text:span></text:p>
      <text:p text:style-name="P16"/>
      <text:p text:style-name="P9"><text:span text:style-name="T6">L</text:span><text:span text:style-name="T1">e premier royaume Bulgare qui date plus précisément de 681, fut </text:span>Khan Asparoukh<text:span text:style-name="T1">. <text:line-break/></text:span><text:span text:style-name="T7">À partir de ce moment on ne parle des Khans mais des princes qui gouvernaient les royaumes bulgares. </text:span></text:p>
      <text:p text:style-name="P17"/>
      <text:p text:style-name="P10"><text:span text:style-name="T1">Khan Asparoukh a doté la Bulgarie d’une structure Étatique solide et a attribué la gouvernance a la couche aristocratique militaire. </text:span><text:span text:style-name="T8">Par la suite les Bulgares ont subi les conquêtes et ont adoptés aux IXème siècle le régime orthodoxe pendant le règne de Boris Ier </text:span><text:span text:style-name="T9">(852 – 888). </text:span><text:span text:style-name="T10">Même si le pays est passé sous le protectorat de Constantinople il obtient l’indépendance de son Église. </text:span></text:p>
      <text:p text:style-name="P24"/>
      <text:p text:style-name="P11"><text:span text:style-name="T10">P</text:span><text:span text:style-name="T1">ar la suite arrive </text:span><text:span text:style-name="T14">on arrive à un </text:span><text:span text:style-name="T1">âge d’or de la Bulgarie avec deux personnalités très importantes, Cyril et Méthode. Ce sont deux missionnaires chrétiens qui ont inventé le l’alphabet cyrillique glagolitique.<text:line-break/>Cet alphabet est répandu dans les pays suivants : Russie, Bulgarie, Ukraine, Serbie, Macédoine.</text:span></text:p>
      <text:p text:style-name="P25"/>
      <text:p text:style-name="P12"><text:span text:style-name="T1">1886 – 1393 : Dynastie Asen, il s’agit du deuxième royaume bulgare. Les frères Pierre et Jean ont fondé ce deuxième royaume et sont les plus brillants membres de cette dynastie (1197 – 1207), c’est un moment de fleuraison économique, d’expansion territoriale et de développement culturel </text:span><text:span text:style-name="T11">(et donc religieux).</text:span></text:p>
      <text:p text:style-name="P26"/>
      <text:p text:style-name="P13"><text:span text:style-name="T11">1</text:span><text:span text:style-name="T1">393 – 1878 : Joug Ottoman. Ce joug prend fin le trois mars 1878 lors du traité de San Stephano, qui accore un étatisme à la Bulgarie après sa libération par les troupes tsaristes.<text:line-break/><text:line-break/></text:span><text:span text:style-name="T12">Malgré les cinq siècles d’occupation physique et religieuse, les Bulgares ont su préserver leur identité nationale. Le gardien de cette identité était la religieux avec ses mona</text:span><text:span text:style-name="T13">stères.<text:line-break/></text:span><text:span text:style-name="T14">Ces monastères orthodoxes se sont toujours présentés non seulement comme des monuments historiques et architecturales, mais surtout des établissements chargé de la spiritualité et de la préservation de la langue. C’était le seul foyer </text:span><text:span text:style-name="T15">pour pratiquer librement la religion et la langue Bulgare.</text:span></text:p>
      <text:p text:style-name="P23"><text:span text:style-name="T15">L</text:span><text:span text:style-name="T1">es monastères servaient à la communauté orthodoxe :</text:span></text:p>
      <text:list xml:id="list1110691341" text:style-name="L1">
        <text:list-item>
          <text:p text:style-name="P27">Comme des lieux d’échanges et intellectuels</text:p>
        </text:list-item>
        <text:list-item>
          <text:p text:style-name="P27">Lien d’élaboration des concepts esthétiques généraux</text:p>
        </text:list-item>
        <text:list-item>
          <text:p text:style-name="P27">Ils jouaient le rôle de cohésion culturel local</text:p>
        </text:list-item>
        <text:list-item>
          <text:p text:style-name="P27">Rôle d’école</text:p>
        </text:list-item>
      </text:list>
      <text:p text:style-name="P28"/>
      <text:p text:style-name="P18"><text:span text:style-name="T16">Suite à la présence Ottomane pendant cinq siècles, une nouvelle nation du peuple Bulgare s’est créer, les </text:span><text:span text:style-name="T19">P</text:span><text:span text:style-name="T16">omaks, bulgares islamisés. </text:span><text:span text:style-name="T17">Ils habitent surtout dans les rhodopes (montagnes du nord).<text:line-break/></text:span><text:span text:style-name="T18">En 1878 lorsque le territoire est libéré, les monastères ont pendant un temps perdu ce rôle de foyer intellectuel progressiste et le réveil national est passé par les ambitions expansionnistes.</text:span></text:p>
      <text:p text:style-name="P29"/>
      <text:p text:style-name="P19"><text:span text:style-name="T18">L</text:span><text:span text:style-name="T16">es deux guerres Balkaniques de 1912 – 1913, en sont les témoins, mettant face à face la Ligue Balkanique </text:span><text:span text:style-name="T20">(Serbie, Monténégro, Grèce et Bulgarie)</text:span><text:span text:style-name="T16"> </text:span><text:span text:style-name="T21">et </text:span><text:span text:style-name="T16">l’Empire Ottoman.</text:span></text:p>
      <text:p text:style-name="P30"/>
      <text:p text:style-name="P20"><text:span text:style-name="T16">Le troisième royaume bulgare </text:span><text:span text:style-name="T22">(1878-1946) </text:span><text:span text:style-name="T16"> : Ferdinand de Saxe-Cobourg-Gotha (1887-191</text:span><text:span text:style-name="T22">8</text:span><text:span text:style-name="T16">) </text:span><text:span text:style-name="T23">est le fondateur de ce royaume</text:span><text:span text:style-name="T16">, </text:span><text:span text:style-name="T22">pendant toute cette période le pays reste une monarchie.<text:line-break/></text:span><text:span text:style-name="T23">Pendant la deuxième guerre mondiale la Bulgarie fut un satellite du Reich, mais comptera peu de morts.<text:line-break/></text:span><text:span text:style-name="T24">En 1944 le pays est libéré du régime nazi </text:span><text:span text:style-name="T25">par l’URSS.</text:span></text:p>
      <text:p text:style-name="P31"/>
      <text:p text:style-name="P21"><text:span text:style-name="T26">1946 – 1989 : Régime socialiste soviétique. </text:span><text:span text:style-name="T27">Pendant cette période la Bulgarie s’est avérée être un allié fidèle du l’URSS en faisant parti du pacte de Varsovie et du C</text:span><text:span text:style-name="T28">OMECON.</text:span></text:p>
      <text:p text:style-name="P32"/>
      <text:p text:style-name="P33">1989 : Un mouvement de libéralisation commence en Bulgarie et a suivi le même chemin que les ex-pays satellites soviétiques.</text:p>
      <text:p text:style-name="P33"/>
      <text:p text:style-name="P34">Le régime démocratique s’est développé avec plusieurs partis d’alternance caractérisant cette démocratie.</text:p>
      <text:p text:style-name="P34"/>
      <text:p text:style-name="P22"><text:span text:style-name="T29">2001 : L’ex-roi Bulgare Siméon II, revient au pouvoir mais cette fois-ci par le sacre du scrutin populaire. </text:span><text:span text:style-name="T30">Il a créer un « Mouvement populaire Siméon II », il occupe la moitié des sièges au parlement et devient donc premier ministre. </text:span><text:span text:style-name="T31">La Bulgarie est donc le seul pays à avoir marier parfaitement les deux régimes. </text:span><text:span text:style-name="T32">Au moment même où le roi étant Premier Ministre le Président étant communiste </text:span><text:span text:style-name="T33">(ancien chef du PC).</text:span></text:p>
      <text:p text:style-name="P35"/>
      <text:p text:style-name="P42"><text:span text:style-name="T34">La Bulgarie actuelle mène une politique de bon voisinage avec ces pays frontaliers. Elle participe aux opération de l’OTAN sous la pression US (membre OTAN 2004, UE en 2007). </text:span><text:span text:style-name="T35">80 % des Bulgares étaient contre intervention en Irak.<text:line-break/></text:span><text:span text:style-name="T36">Ce pays a une position très délicate car tampon entre les régions en conflit (Kosovo, …) et le reste de la zone centrale et orientale. </text:span></text:p>
      <text:p text:style-name="P42"><text:span text:style-name="T36"/></text:p>
      <text:p text:style-name="P36"><text:span text:style-name="T37">Aujourd’hui cette république est dirigée parlementaire est dirigée par Roumen Radev, ancien militaire et soutenu par le parti socialiste. <text:line-break/>Le gouvernement actuel prône une politique anti-corruption et d’austérité énergétique et économique.<text:line-break/><text:line-break/></text:span><text:span text:style-name="T39">La particularité de la population Bulgare est qu’il y a 10 % de roms sur le territoire, 10 % de turques, 75 % de Slaves/Bulgares, et 5 % de pomaks.<text:line-break/></text:span><text:span text:style-name="T40">La majorité de la population est orthodoxe, 12-13 % musulmane, 1-2 % de catholiques et protestants.<text:line-break/></text:span><text:span text:style-name="T41">Les pomaks sont des chrétiens islamisés.</text:span></text:p>
      <text:p text:style-name="P36"><text:soft-page-break/><text:span text:style-name="T41"/></text:p>
      <text:p text:style-name="P37"><text:span text:style-name="T42">Partis politiques : <text:line-break/>- ATAK parti d’extrême-droite, avec 70 % de votes musulmans</text:span></text:p>
      <text:p text:style-name="P38"><text:span text:style-name="T43">- La parti GUERB, du centre qui prône le développement de la Bulgarie</text:span></text:p>
      <text:p text:style-name="P38"><text:span text:style-name="T44">- PS Bulgare</text:span></text:p>
      <text:p text:style-name="P39"><text:span text:style-name="T44">- MVN : Mouvement pour les droits et libertés</text:span></text:p>
      <text:p text:style-name="P39"><text:span text:style-name="T44"/></text:p>
      <text:p text:style-name="P40"><text:span text:style-name="T45">La Bulgarie est un pays très touché par le chômage (12 % de moyenne et 30 % en montagnes).</text:span></text:p>
      <text:p text:style-name="P40"><text:span text:style-name="T45"/></text:p>
      <text:p text:style-name="P41"><text:span text:style-name="T46">La culture populaire est représentée par des icônes, mosaïques, …</text:span></text:p>
      <text:p text:style-name="P41"><text:span text:style-name="T47">Deux fêtes nationales : </text:span></text:p>
      <text:p text:style-name="P41"><text:span text:style-name="T47">- </text:span><text:span text:style-name="T48">3</text:span><text:span text:style-name="T47"> mars, indépendance</text:span></text:p>
      <text:p text:style-name="P41"><text:span text:style-name="T47">- 24 février, fête du cheval</text:span><text:span text:style-name="T3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1-14T13:24:43.374360502</dc:date>
    <meta:editing-duration>PT4H58M50S</meta:editing-duration>
    <meta:editing-cycles>375</meta:editing-cycles>
    <meta:generator>LibreOffice/6.1.3.2$Linux_X86_64 LibreOffice_project/10$Build-2</meta:generator>
    <meta:document-statistic meta:table-count="0" meta:image-count="0" meta:object-count="0" meta:page-count="3" meta:paragraph-count="34" meta:word-count="948" meta:character-count="5818" meta:non-whitespace-character-count="4891"/>
  </office:meta>
</office:document-meta>
</file>